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113.56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8.03mm"/>
    </style:style>
    <style:style style:name="co9" style:family="table-column">
      <style:table-column-properties fo:break-before="auto" style:column-width="45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7.65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6.58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8.68mm" fo:break-before="auto" style:use-optimal-row-height="true"/>
    </style:style>
    <style:style style:name="ro9" style:family="table-row">
      <style:table-row-properties style:row-height="12.63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62.12mm" fo:break-before="auto" style:use-optimal-row-height="true"/>
    </style:style>
    <style:style style:name="ro12" style:family="table-row">
      <style:table-row-properties style:row-height="22.63mm" fo:break-before="auto" style:use-optimal-row-height="true"/>
    </style:style>
    <style:style style:name="ro13" style:family="table-row">
      <style:table-row-properties style:row-height="11.57mm" fo:break-before="auto" style:use-optimal-row-height="true"/>
    </style:style>
    <style:style style:name="ro14" style:family="table-row">
      <style:table-row-properties style:row-height="17.11mm" fo:break-before="auto" style:use-optimal-row-height="true"/>
    </style:style>
    <style:style style:name="ro15" style:family="table-row">
      <style:table-row-properties style:row-height="13.95mm" fo:break-before="auto" style:use-optimal-row-height="true"/>
    </style:style>
    <style:style style:name="ro16" style:family="table-row">
      <style:table-row-properties style:row-height="19.47mm" fo:break-before="auto" style:use-optimal-row-height="true"/>
    </style:style>
    <style:style style:name="ro17" style:family="table-row">
      <style:table-row-properties style:row-height="47.91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</style:style>
    <style:style style:name="ce15" style:family="table-cell" style:parent-style-name="Default">
      <style:table-cell-properties fo:background-color="#81d41a"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0.06pt solid #000000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81d41a" fo:border="0.06pt solid #000000"/>
      <style:text-properties style:font-name="Times New Roman"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ynamicEscort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1"/>
          <table:table-cell table:style-name="ce12" office:value-type="string" calcext:value-type="string">
            <text:p>Test Scenario </text:p>
          </table:table-cell>
          <table:table-cell table:style-name="ce12" office:value-type="string" calcext:value-type="string">
            <text:p>Status</text:p>
          </table:table-cell>
          <table:table-cell table:style-name="ce12" table:number-columns-repeated="6"/>
          <table:table-cell table:style-name="ce15" table:number-columns-repeated="1015"/>
        </table:table-row>
        <table:table-row table:style-name="ro2">
          <table:table-cell office:value-type="string" calcext:value-type="string">
            <text:p>Dynamic escort allocation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uration <text:s/></text:p>
          </table:table-cell>
          <table:table-cell office:value-type="string" calcext:value-type="string">
            <text:p> "escortConfig" : {</text:p>
            <text:p>        "escortTimeStart" : NumberLong(43200000),</text:p>
            <text:p>        "escortTimeEnd" : NumberLong(21600000),</text:p>
            <text:p>        "escortStrict" : true,</text:p>
            <text:p>        "escortStrictGenderNeutral" : true,</text:p>
            <text:p>        "escortStrictLogin" : true,</text:p>
            <text:p>        "escortStrictGenderNeutralLogin" : true,</text:p>
            <text:p>        "escortStrictLogout" : true,</text:p>
            <text:p>        "escortStrictGenderNeutralLogout" : true,</text:p>
            <text:p>        "escortTripAsRound" : true,</text:p>
            <text:p>        "officeToOfficeAddEscort" : true,</text:p>
            <text:p>        "stoppageTimeBasedEscort" : false,</text:p>
            <text:p>        "travelBasedEscortAvoidanceReRoute" : true,</text:p>
            <text:p>        "travelBasedEscortReRouteAsRoundTrip" : true,</text:p>
            <text:p>        "travelBasedEscortAvoidanceReRouteDeviationInKm" : 100</text:p>
            <text:p>    },</text:p>
            <text:p>In routing config we should enable config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gin Trips 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hen all male gave noshow (pulse/commute/admin)/cancelled/Owntransport and Re-route as round trip: true then trip should add Escort and send late pickup notificationto female emp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When all male gave noshow (pulse/commute/admin)/cancelled/Owntransport and Re-route as round trip: false and allow deviation not possible then driver should call to vendor/admin</text:p>
          </table:table-cell>
          <table:table-cell table:number-columns-repeated="1022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On the fly re-route to change employee stoppage sequence :true then male 1<text:span text:style-name="T1">st</text:span> male emp gave noshow then immediate  of next male emp loaction and under the Allowed deviation to Re-route: x m then male emp should pick up first and send notification to all other emp (female/male)</text:p>
          </table:table-cell>
          <table:table-cell table:number-columns-repeated="102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4 emp in tri[p out 3 male and 1 female and last pick up but all male gave noshow and check escort is adding</text:p>
          </table:table-cell>
          <table:table-cell table:number-columns-repeated="102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heck 1<text:span text:style-name="T1">st</text:span> male emp pick and 2 female emp and male emp cancelled trip </text:p>
          </table:table-cell>
          <table:table-cell table:number-columns-repeated="1022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3 emp in trip and 1 male gave noshow and out 2 female 1 female gave noshow and escort should add based on config</text:p>
          </table:table-cell>
          <table:table-cell table:number-columns-repeated="1022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4 emp in trip and 1 male gave noshow and 2 and 3 female and 4<text:span text:style-name="T1">th</text:span> male pick up then check deviation is true then male should pick up first</text:p>
          </table:table-cell>
          <table:table-cell table:number-columns-repeated="1022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4 emp in trip and 1 male gave noshow and 2 and 3 female and 4<text:span text:style-name="T1">th</text:span> male pick up then check deviation is false then escort should add</text:p>
          </table:table-cell>
          <table:table-cell table:number-columns-repeated="1022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4 emp in trip and 1 male gave noshow and 2 and 3 female and 4<text:span text:style-name="T1">th</text:span> male pick up then check deviation is true but deviation Xm is not possible then escort config true then escort should add </text:p>
          </table:table-cell>
          <table:table-cell table:number-columns-repeated="1022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4 emp in trip and 1 male gave noshow and 2 and 3 female and 4<text:span text:style-name="T1">th</text:span> male pick up then check deviation is true but deviation Xm is not possible then escort config false then driver have to call vendor/admin</text:p>
          </table:table-cell>
          <table:table-cell table:number-columns-repeated="102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"stoppageTimeBasedEscort" : true, then escort add will consider stoppage timing. If stoppage timing is falling between escort start and end time then escort should add </text:p>
            <text:p/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gout trip</text:p>
          </table:table-cell>
          <table:table-cell table:style-name="ce2" table:number-columns-repeated="1022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2 emp in trip and 1<text:span text:style-name="T1">st</text:span> drop is female and 2<text:span text:style-name="T1">nd</text:span> drop is male and if male emp giving noshow then escort should add</text:p>
          </table:table-cell>
          <table:table-cell table:number-columns-repeated="102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2 emp in trip and 1<text:span text:style-name="T1">st</text:span> drop is female and 2<text:span text:style-name="T1">nd</text:span> drop is male and if male emp giving own transport   then escort should add</text:p>
          </table:table-cell>
          <table:table-cell table:number-columns-repeated="102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If 3 emp there in trip 1<text:span text:style-name="T1">st</text:span> drop male and 2<text:span text:style-name="T1">nd</text:span> drop female and 3<text:span text:style-name="T1">rd</text:span> drop male then 3<text:span text:style-name="T1">rd</text:span> emp gave noshow then escort should add 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cortNewLogic" table:style-name="ta1">
        <table:table-column table:style-name="co7" table:default-cell-style-name="ce18"/>
        <table:table-column table:style-name="co8" table:default-cell-style-name="ce20"/>
        <table:table-column table:style-name="co9" table:default-cell-style-name="ce18"/>
        <table:table-column table:style-name="co7" table:number-columns-repeated="1021" table:default-cell-style-name="ce18"/>
        <table:table-row table:style-name="ro10">
          <table:table-cell table:style-name="ce17"/>
          <table:table-cell table:style-name="ce19" office:value-type="string" calcext:value-type="string">
            <text:p>Test Scenario </text:p>
          </table:table-cell>
          <table:table-cell table:style-name="ce19" office:value-type="string" calcext:value-type="string">
            <text:p>Status</text:p>
          </table:table-cell>
          <table:table-cell table:style-name="ce19" table:number-columns-repeated="6"/>
          <table:table-cell table:style-name="ce23" table:number-columns-repeated="1015"/>
        </table:table-row>
        <table:table-row table:style-name="ro11">
          <table:table-cell/>
          <table:table-cell office:value-type="string" calcext:value-type="string">
            <text:p>Config:</text:p>
            <text:p><text:span text:style-name="T2">"escortTimeStart" : NumberLong(43200000),</text:span></text:p>
            <text:p><text:span text:style-name="T2">        "escortTimeEnd" : NumberLong(21600000),</text:span></text:p>
            <text:p><text:span text:style-name="T2">  "escortStrict" : true,</text:span></text:p>
            <text:p><text:span text:style-name="T2">        "escortStrictGenderNeutral" : true,</text:span></text:p>
            <text:p><text:span text:style-name="T2">        "escortStrictLogin" : true,</text:span></text:p>
            <text:p><text:span text:style-name="T2">        "escortStrictGenderNeutralLogin" : true,</text:span></text:p>
            <text:p><text:span text:style-name="T2">        "escortStrictLogout" : true,</text:span></text:p>
            <text:p><text:span text:style-name="T2">        "escortStrictGenderNeutralLogout" : true,</text:span></text:p>
            <text:p><text:span text:style-name="T2">        "escortTripAsRound" : true,</text:span></text:p>
            <text:p><text:span text:style-name="T2">"stoppageTimeBasedEscort" : false,</text:span></text:p>
            <text:p>Note: Escort will add only if stoppage/band time falling between escort start and end time </text:p>
            <text:p/>
          </table:table-cell>
          <table:table-cell table:number-columns-repeated="1022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Check "stoppageTimeBasedEscort" : false for adding escort, should consider band time and If band time is falling between escort start and time then escort should add</text:p>
            <text:p/>
          </table:table-cell>
          <table:table-cell table:number-columns-repeated="1022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Check "stoppageTimeBasedEscort" : true for adding escort, should consider band time and If stoppage time is falling between escort start and time then escort should add</text:p>
            <text:p/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<text:span text:style-name="T3">"escortStrictGenderNeutralLogin" : true,</text:span></text:p>
            <text:p><text:span text:style-name="T3">        "escortStrictLogin" : true, </text:span>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reate login trip with single male employee then escort should add</text:p>
            <text:p/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reate login trip with single Female employee then escort should add </text:p>
            <text:p/>
          </table:table-cell>
          <table:table-cell table:number-columns-repeated="1022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3">Create login trip with both male and female employee then escort should add </text:span></text:p>
            <text:p/>
          </table:table-cell>
          <table:table-cell table:number-columns-repeated="1022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reate login trip with both male and female employee then band/stoppage time is not falling between escort start and end time then escort should not add</text:p>
            <text:p/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3">"escortStrictGenderNeutralLogin" : false,</text:span></text:p>
            <text:p><text:span text:style-name="T3">        "escortStrictLogin" : true, </text:span></text:p>
            <text:p/>
          </table:table-cell>
          <table:table-cell table:number-columns-repeated="1022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Create login trip with single male employee then escort should not add </text:p>
            <text:p/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Create login trip with single Female employee then escort should add </text:p>
            <text:p/>
          </table:table-cell>
          <table:table-cell table:number-columns-repeated="1022"/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3">Create login trip with both male and female employee then escort should add (Not considering first pickup or last drop is female )</text:span></text:p>
            <text:p/>
            <text:p/>
          </table:table-cell>
          <table:table-cell table:number-columns-repeated="1022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Create login trip with both male and female employee then band/stoppage time is not falling between escort start and end time then escort should not add</text:p>
            <text:p/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<text:span text:style-name="T3">"escortStrictGenderNeutralLogin" : false,</text:span></text:p>
            <text:p><text:span text:style-name="T3">        "escortStrictLogin" : false, </text:span></text:p>
            <text:p/>
          </table:table-cell>
          <table:table-cell table:number-columns-repeated="1022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Create login trip with single male employee then escort should not add </text:p>
            <text:p/>
          </table:table-cell>
          <table:table-cell table:number-columns-repeated="1022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Create login trip with single Female employee then escort should add </text:p>
            <text:p/>
          </table:table-cell>
          <table:table-cell table:number-columns-repeated="1022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Create login trip with 2 employee and  female employee pick up should be first then escort should add</text:p>
            <text:p/>
          </table:table-cell>
          <table:table-cell table:number-columns-repeated="1022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Create <text:span text:style-name="T4">login</text:span> trip with 2 employee and  female employee pick up is second  then escort should not add</text:p>
            <text:p/>
          </table:table-cell>
          <table:table-cell table:number-columns-repeated="1022"/>
        </table:table-row>
        <table:table-row table:style-name="ro10">
          <table:table-cell/>
          <table:table-cell table:style-name="ce21" office:value-type="string" calcext:value-type="string">
            <text:p><text:span text:style-name="T3">Note: if escortStrictLogin: false then no matter of escortStrictGenderNeutralLogin </text:span>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<text:span text:style-name="T2">"escortStrictLogout" : true,</text:span></text:p>
            <text:p><text:span text:style-name="T2">        "escortStrictGenderNeutralLogout" : true,</text:span></text:p>
            <text:p/>
          </table:table-cell>
          <table:table-cell table:number-columns-repeated="1022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Create logout trip with single male employee then escort should add</text:p>
            <text:p/>
          </table:table-cell>
          <table:table-cell table:number-columns-repeated="1022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Create logout trip with single Female employee then escort should add </text:p>
            <text:p/>
          </table:table-cell>
          <table:table-cell table:number-columns-repeated="1022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3">Create logout trip with both male and female employee then escort should add </text:span></text:p>
            <text:p><text:span text:style-name="T5">(na matter off last drop or first drop of female employee)</text:span></text:p>
            <text:p/>
          </table:table-cell>
          <table:table-cell table:number-columns-repeated="1022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Create logout trip with both male and female employee then band/stoppage time is not falling between escort start and end time then escort should not add</text:p>
            <text:p/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<text:span text:style-name="T2">"escortStrictLogout" : true,</text:span></text:p>
            <text:p><text:span text:style-name="T2">        "escortStrictGenderNeutralLogout" : false,</text:span></text:p>
            <text:p/>
            <text:p/>
          </table:table-cell>
          <table:table-cell table:number-columns-repeated="1022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Create logout trip with single male employee then escort should not add </text:p>
            <text:p/>
          </table:table-cell>
          <table:table-cell table:number-columns-repeated="1022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Create logout trip with single Female employee then escort should add </text:p>
            <text:p/>
          </table:table-cell>
          <table:table-cell table:number-columns-repeated="1022"/>
        </table:table-row>
        <table:table-row table:style-name="ro1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3">Create logout trip with both male and female employee then escort should add (Not considering last drop is female )</text:span></text:p>
            <text:p/>
            <text:p/>
          </table:table-cell>
          <table:table-cell table:number-columns-repeated="1022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Create logout trip with both male and female employee then band/stoppage time is not falling between escort start and end time then escort should not add</text:p>
            <text:p/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/>
            <text:p/>
            <text:p><text:span text:style-name="T2">"escortStrictLogout" : false,</text:span></text:p>
            <text:p><text:span text:style-name="T2">        "escortStrictGenderNeutralLogout" : true,</text:span></text:p>
            <text:p><text:span text:style-name="T2"> Or </text:span></text:p>
            <text:p/>
            <text:p><text:span text:style-name="T2">"escortStrictLogout" : true,</text:span></text:p>
            <text:p><text:span text:style-name="T2">        "escortStrictGenderNeutralLogout" : true,</text:span></text:p>
            <text:p/>
            <text:p/>
          </table:table-cell>
          <table:table-cell table:number-columns-repeated="1022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Create logout trip with single male employee then escort should not add </text:p>
            <text:p/>
          </table:table-cell>
          <table:table-cell table:number-columns-repeated="1022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Create logout trip with single Female employee then escort should add </text:p>
            <text:p/>
          </table:table-cell>
          <table:table-cell table:number-columns-repeated="1022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Create logout trip with 2 employee and last drop should be female then escort add</text:p>
            <text:p/>
          </table:table-cell>
          <table:table-cell table:number-columns-repeated="1022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Create <text:span text:style-name="T4">login</text:span> trip with 2 employee and  female employee drop is first then ecsort should not add</text:p>
            <text:p/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/>
            <text:p><text:span text:style-name="T2">"escortStrict" : true,</text:span></text:p>
            <text:p><text:span text:style-name="T2">        "escortStrictGenderNeutral" : true,</text:span></text:p>
          </table:table-cell>
          <table:table-cell table:number-columns-repeated="1022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No matter of which trip type then all trip escort should add </text:p>
            <text:p/>
          </table:table-cell>
          <table:table-cell table:number-columns-repeated="1022"/>
        </table:table-row>
        <table:table-row table:style-name="ro18">
          <table:table-cell/>
          <table:table-cell table:style-name="ce22" office:value-type="string" calcext:value-type="string">
            <text:p><text:span text:style-name="T6">"escortStrict" : true,</text:span></text:p>
            <text:p><text:span text:style-name="T6">        "escortStrictGenderNeutral" : true,</text:span></text:p>
            <text:p><text:span text:style-name="T6">        "escortStrictLogin" : true,</text:span></text:p>
            <text:p><text:span text:style-name="T6">        "escortStrictGenderNeutralLogin" : false,</text:span></text:p>
            <text:p/>
            <text:p><text:span text:style-name="T6">Above mentioned conifg is there then</text:span>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For login if female employee is there then escort will add and first pick up is female then escort will add </text:p>
            <text:p/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For logout no matter of gender escort </text:p>
          </table:table-cell>
          <table:table-cell table:number-columns-repeated="1022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2:13:38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5-01T12:22:22.532000000</dc:date>
    <meta:editing-duration>P1DT3H35M4S</meta:editing-duration>
    <meta:editing-cycles>13</meta:editing-cycles>
    <meta:document-statistic meta:table-count="2" meta:cell-count="103" meta:object-count="0"/>
  </office:meta>
</office:document-meta>
</file>